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4661in" fo:break-before="auto" style:use-optimal-row-height="false"/>
    </style:style>
    <style:style style:name="ro9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number-columns-repeated="63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number-columns-repeated="63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6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ype in player name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4?</text:p>
          </table:table-cell>
          <table:table-cell/>
          <table:table-cell table:style-name="ce33" office:value-type="string" calcext:value-type="string">
            <text:p>how do I create more than one game instance?</text:p>
          </table:table-cell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only start the game when at least 3 players joined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eplace alert with pretty message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4" office:value-type="string" calcext:value-type="string">
            <text:p>add music?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4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59"/>
        </table:table-row>
        <table:table-row table:style-name="ro5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o it more elegantly?</text:p>
          </table:table-cell>
          <table:table-cell table:style-name="ce33" office:value-type="string" calcext:value-type="string">
            <text:p>right now I’m passing/updating all the objects on every mousemove.. is that bad?</text:p>
          </table:table-cell>
          <table:table-cell table:number-columns-repeated="59"/>
        </table:table-row>
        <table:table-row table:style-name="ro1">
          <table:table-cell table:style-name="ce36" office:value-type="string" calcext:value-type="string">
            <text:p>“done” button for building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6" office:value-type="string" calcext:value-type="string">
            <text:p>display sensible announcements between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ime limit for building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6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make a guess &amp; get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27" office:value-type="string" calcext:value-type="string">
            <text:p>prevent making a guess when clicking on the card-title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new total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guessed answers &amp; correct answ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dd sounds</text:p>
          </table:table-cell>
          <table:table-cell table:style-name="ce33"/>
          <table:table-cell table:number-columns-repeated="59"/>
        </table:table-row>
        <table:table-row table:style-name="ro2">
          <table:table-cell table:style-name="ce34" office:value-type="string" calcext:value-type="string">
            <text:p>display “points if correct” table and occupy points as soon as someone guesse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end game &amp; show winn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27" office:value-type="string" calcext:value-type="string">
            <text:p>styles &amp; some message, add points for more then 6 players!!!!!</text:p>
          </table:table-cell>
          <table:table-cell table:style-name="ce33"/>
          <table:table-cell table:number-columns-repeated="59"/>
        </table:table-row>
        <table:table-row table:style-name="ro7">
          <table:table-cell table:style-name="ce33" office:value-type="string" calcext:value-type="string">
            <text:p>restart the game (same players / new players)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8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basic mobile support (drag&amp;drop on touch)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7">
          <table:table-cell table:style-name="ce15" office:value-type="string" calcext:value-type="string">
            <text:p>mobile: different layout depending on current ro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number-columns-repeated="61"/>
        </table:table-row>
        <table:table-row table:style-name="ro1">
          <table:table-cell table:style-name="ce16" table:number-columns-repeated="64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9">
          <table:table-cell table:style-name="ce33" office:value-type="string" calcext:value-type="string">
            <text:p>pre-load imag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61"/>
        </table:table-row>
        <table:table-row table:style-name="ro1">
          <table:table-cell table:style-name="ce33" office:value-type="string" calcext:value-type="string">
            <text:p>show object descriptions on hover/some opt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make objects turnab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animate points bubble up or down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sound/mute state icon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3" office:value-type="string" calcext:value-type="string">
            <text:p>increase z-index also when object is clicked outside the construction are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animate winner piece on game-end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table:number-columns-repeated="3"/>
          <table:table-cell table:number-columns-repeated="61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10:32:46.365514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20T22:03:54.390684430</dc:date>
    <meta:editing-duration>P1DT15H43M18S</meta:editing-duration>
    <meta:editing-cycles>72</meta:editing-cycles>
    <meta:document-statistic meta:table-count="1" meta:cell-count="119" meta:object-count="0"/>
  </office:meta>
</office:document-meta>
</file>